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2" style:family="paragraph" style:parent-style-name="Heading_20_1" style:list-style-name="L1"/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Heading_20_4">
      <style:text-properties fo:font-weight="bold" style:font-weight-asian="bold" style:font-weight-complex="bold"/>
    </style:style>
    <style:style style:name="P7" style:family="paragraph" style:parent-style-name="Heading_20_4">
      <style:paragraph-properties fo:margin-top="0.1665in" fo:margin-bottom="0.0835in" fo:keep-with-next="always"/>
    </style:style>
    <style:style style:name="P8" style:family="paragraph" style:parent-style-name="Heading" style:list-style-name="L1">
      <style:paragraph-properties fo:margin-left="0.0118in" fo:margin-right="0in" fo:text-align="center" style:justify-single-word="false" fo:text-indent="-0.2429in" style:auto-text-indent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1">
      <style:text-properties style:font-name="Lucida Console" fo:font-size="8.5pt" fo:language="en" fo:country="US" fo:font-weight="bold" style:font-name-asian="Lucida Console" style:font-size-asian="8.5pt" style:font-weight-asian="bold" style:font-name-complex="Lucida Console" style:font-size-complex="8.5pt" style:font-weight-complex="bold"/>
    </style:style>
    <style:style style:name="P14" style:family="paragraph" style:parent-style-name="Standard" style:list-style-name="L1">
      <style:text-properties style:font-name="Lucida Console" fo:font-size="8.5pt" fo:language="en" fo:country="US" fo:font-weight="normal" style:font-name-asian="Lucida Console" style:font-size-asian="8.5pt" style:font-weight-asian="normal" style:font-name-complex="Lucida Console" style:font-size-complex="8.5pt" style:font-weight-complex="normal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1">
      <style:paragraph-properties fo:margin-left="0.0118in" fo:margin-right="0in" fo:text-indent="-0.2429in" style:auto-text-indent="false">
        <style:tab-stops/>
      </style:paragraph-properties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weight="normal" style:font-weight-asian="normal" style:font-weight-complex="normal"/>
    </style:style>
    <style:style style:name="P20" style:family="paragraph" style:parent-style-name="Text_20_body" style:list-style-name="L5">
      <style:text-properties fo:font-weight="normal" style:font-weight-asian="normal" style:font-weight-complex="normal"/>
    </style:style>
    <style:style style:name="P21" style:family="paragraph" style:parent-style-name="Text_20_body" style:list-style-name="L2"/>
    <style:style style:name="P22" style:family="paragraph" style:parent-style-name="Text_20_body" style:list-style-name="L5"/>
    <style:style style:name="P23" style:family="paragraph" style:parent-style-name="Text_20_body" style:list-style-name="L1">
      <style:text-properties fo:color="#000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Microsoft YaHei" style:font-name-complex="Mang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margin-left="0.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margin-left="0.7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margin-left="1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s/>1 AccessToken<text:tab/>4</text:p>
          <text:p text:style-name="P4">GenAccessToken_AuthCode<text:tab/>4</text:p>
          <text:p text:style-name="P4">GenAccessToken_RefreshToken<text:tab/>4</text:p>
          <text:p text:style-name="P4">GenAccessToken_SAMLToken<text:tab/>4</text:p>
          <text:p text:style-name="P4">GenAccessToken_ClientCredentials <text:tab/>4</text:p>
          <text:p text:style-name="P4"><text:s/>1.1 GenAccessToken_AuthCode:<text:tab/>4</text:p>
          <text:p text:style-name="P5"><text:s/>1.1.1 Client Request Policies:<text:tab/>4</text:p>
          <text:p text:style-name="P1"><text:s/>1.1.1.1 ExtractAccessTokenParams:<text:tab/>4</text:p>
          <text:p text:style-name="P1"><text:s/>1.1.1.2 CheckInput_GenAccessToken_Authcode:<text:tab/>4</text:p>
          <text:p text:style-name="P1"><text:s/>1.1.1.3 ValidateClientIdAndSecret_AccessToken:<text:tab/>4</text:p>
          <text:p text:style-name="P1"><text:s/>1.1.1.4 ValidateProfiles_AccessToken:<text:tab/>4</text:p>
          <text:p text:style-name="P1"><text:s/>1.1.1.5 ValidateScopes_AccessToken:<text:tab/>5</text:p>
          <text:p text:style-name="P1"><text:s/>1.1.1.6 GetRedirectURI_AccessToken:<text:tab/>5</text:p>
          <text:p text:style-name="P1"><text:s/>1.1.1.7 ValidateRedirectURI_AccessToken:<text:tab/>5</text:p>
          <text:p text:style-name="P1"><text:s/>1.1.1.8 CheckRefreshTokenNeeded_AccessToken:<text:tab/>5</text:p>
          <text:p text:style-name="P1"><text:s/>1.1.1.9 ValidateAuthCodeAttributes_AccessToken:<text:tab/>5</text:p>
          <text:p text:style-name="P5"><text:s/>1.1.2 Target Request Policies:<text:tab/>5</text:p>
          <text:p text:style-name="P1"><text:s/>1.1.2.1 <text:s/>AccessTokenRequestParams_AccessToken:<text:tab/>5</text:p>
          <text:p text:style-name="P5"><text:s/>1.1.3 Target Response Policies:<text:tab/>5</text:p>
          <text:p text:style-name="P1"><text:s/>1.1.3.1 SetRefreshTokenInMap_AccessToken:<text:tab/>5</text:p>
          <text:p text:style-name="P1"><text:s/>1.1.3.2 RemoveCacheEtagHeader_AccessToken:<text:tab/>5</text:p>
          <text:p text:style-name="P1"><text:s/>1.1.3.3 CacheNoStoreHeader_AccessToken:<text:tab/>6</text:p>
          <text:p text:style-name="P5"><text:s/>1.1.4 Client Response Policies<text:tab/>6</text:p>
          <text:p text:style-name="P1"><text:s/>1.1.4.1 AccessTokenResponse_AccessToken<text:tab/>6</text:p>
          <text:p text:style-name="P5"><text:s/>1.1.5 Post Client Response Policies<text:tab/>6</text:p>
          <text:p text:style-name="P1"><text:s/>1.1.5.1 LoggingPolicy<text:tab/>6</text:p>
          <text:p text:style-name="P1"><text:s/>1.1.5.2 AllRequestsLogPolicy<text:tab/>6</text:p>
          <text:p text:style-name="P4"><text:s/>1.2 GenAccessToken_RefreshToken<text:tab/>7</text:p>
          <text:p text:style-name="P5"><text:s/>1.2.1 Client Request Policies<text:tab/>7</text:p>
          <text:p text:style-name="P1"><text:s/>1.2.1.1 ExtractAccessTokenParams<text:tab/>7</text:p>
          <text:p text:style-name="P1"><text:s/>1.2.1.2 CheckInput_GenAccessToken_RefreshToken<text:tab/>7</text:p>
          <text:p text:style-name="P1"><text:s/>1.2.1.3 ValidateClientIdAndSecret_AccessToken<text:tab/>7</text:p>
          <text:p text:style-name="P1"><text:s/>1.2.1.4 ValidateRefreshToken_AccessToken<text:tab/>7</text:p>
          <text:p text:style-name="P5"><text:s/>1.2.2 Target Request Policies<text:tab/>8</text:p>
          <text:p text:style-name="P1"><text:s/>1.2.2.1 RefreshTokenRequestParams_AccessToken<text:tab/>8</text:p>
          <text:p text:style-name="P5"><text:s/>1.2.3 Target Response<text:tab/>8</text:p>
          <text:p text:style-name="P1"><text:s/>1.2.3.1 UpdateRefreshTokenInMap_AccessToken<text:tab/>8</text:p>
          <text:p text:style-name="P1"><text:s/>1.2.3.2 RemoveCacheEtagHeader_AccessToken<text:tab/>8</text:p>
          <text:p text:style-name="P5"><text:s/>1.2.4 Client Response Policies<text:tab/>8</text:p>
          <text:p text:style-name="P1"><text:s/>1.2.4.1 AccessTokenResponse_AccessToken<text:tab/>8</text:p>
          <text:p text:style-name="P5"><text:s/>1.2.5 Post Client Response Policies<text:tab/>8</text:p>
          <text:p text:style-name="P1"><text:s/>1.2.5.1 LoggingPolicy<text:tab/>8</text:p>
          <text:p text:style-name="P1"><text:s/>1.2.5.2 AllRequestsLogPolicy<text:tab/>8</text:p>
          <text:p text:style-name="P4"><text:s/>1.3 GenAccessToken_SAMLToken<text:tab/>9</text:p>
          <text:p text:style-name="P5"><text:s/>1.3.1 Client Request Policies<text:tab/>9</text:p>
          <text:p text:style-name="P1"><text:s/>1.3.1.1 ExtractAccessTokenParams<text:tab/>9</text:p>
          <text:p text:style-name="P1"><text:soft-page-break/><text:s/>1.3.1.2 CheckInput_GenAccessToken_SAMLTokenPolicy<text:tab/>9</text:p>
          <text:p text:style-name="P1"><text:s/>1.3.1.3 ValidateClientIdAndSecret_AccessToken<text:tab/>9</text:p>
          <text:p text:style-name="P1"><text:s/>1.3.1.4 GetRedirectURI_AccessToken<text:tab/>9</text:p>
          <text:p text:style-name="P1"><text:s/>1.3.1.5 ValidateRedirectURI_AccessToken<text:tab/>9</text:p>
          <text:p text:style-name="P1"><text:s/>1.3.1.6 ValidateProfiles_AccessToken<text:tab/>9</text:p>
          <text:p text:style-name="P1"><text:s/>1.3.1.7 ValidateScopes_AccessToken<text:tab/>9</text:p>
          <text:p text:style-name="P1"><text:s/>1.3.1.8 ValidateSAMLTokenPolicy<text:tab/>10</text:p>
          <text:p text:style-name="P1"><text:s/>1.3.1.9 CheckRefreshTokenNeeded_AccessToken<text:tab/>10</text:p>
          <text:p text:style-name="P1"><text:s/>1.3.1.10 OA4SetUserAttributes_AccessToken<text:tab/>10</text:p>
          <text:p text:style-name="P5"><text:s/>1.3.2 Target Request Policies<text:tab/>10</text:p>
          <text:p text:style-name="P1"><text:s/>1.3.2.1 AccessTokenRequestParams_AccessToken_Password<text:tab/>10</text:p>
          <text:p text:style-name="P5"><text:s/>1.3.3 Target Response Policies<text:tab/>10</text:p>
          <text:p text:style-name="P1"><text:s/>1.3.3.1 SetRefreshTokenInMap_AccessToken<text:tab/>10</text:p>
          <text:p text:style-name="P1"><text:s/>1.3.3.2 RemoveCacheEtagHeader_AccessToken<text:tab/>10</text:p>
          <text:p text:style-name="P5"><text:s/>1.3.4 Client Response Policies<text:tab/>11</text:p>
          <text:p text:style-name="P1"><text:s/>1.3.4.1 CacheNoStoreHeader_AccessToken<text:tab/>11</text:p>
          <text:p text:style-name="P1"><text:s/>1.3.4.2 AccessTokenResponse_AccessToken<text:tab/>11</text:p>
          <text:p text:style-name="P5"><text:s/>1.3.5 Post Client Response<text:tab/>11</text:p>
          <text:p text:style-name="P1"><text:s/>1.3.5.1 LoggingPolicy<text:tab/>11</text:p>
          <text:p text:style-name="P1"><text:s/>1.3.5.2 AllRequestsLogPolicy<text:tab/>11</text:p>
          <text:p text:style-name="P4"><text:s/>1.4 GenAccessToken_ClientCredentials<text:tab/>12</text:p>
          <text:p text:style-name="P5"><text:s/>1.4.1 Client Request Policies<text:tab/>12</text:p>
          <text:p text:style-name="P1"><text:s/>1.4.1.1 ExtractAccessTokenParams<text:tab/>12</text:p>
          <text:p text:style-name="P1"><text:s/>1.4.1.2 ValidateClientIdAndSecret_AccessToken<text:tab/>12</text:p>
          <text:p text:style-name="P1"><text:s/>1.4.1.3 ValidateProfiles_AccessToken<text:tab/>12</text:p>
          <text:p text:style-name="P1"><text:s/>1.4.1.4 ValidateScopes_AccessToken<text:tab/>12</text:p>
          <text:p text:style-name="P1"><text:s/>1.4.1.5 GetRedirectURI_AccessToken<text:tab/>12</text:p>
          <text:p text:style-name="P1"><text:s/>1.4.1.6 ValidateRedirectURI_AccessToken<text:tab/>12</text:p>
          <text:p text:style-name="P1"><text:s/>1.4.1.7 CheckRefreshTokenNeeded_AccessToken<text:tab/>12</text:p>
          <text:p text:style-name="P1"><text:s/>1.4.1.8 OA5SetUserAttributes_AccessToken<text:tab/>13</text:p>
          <text:p text:style-name="P1"><text:s/>1.4.1.9 CheckInput_GenAccessToken_ClientCredentials<text:tab/>13</text:p>
          <text:p text:style-name="P5"><text:s/>1.4.2 Target Request Policies<text:tab/>13</text:p>
          <text:p text:style-name="P1"><text:s/>1.4.2.1 AccessTokenRequestParams_AccessToken_Password<text:tab/>13</text:p>
          <text:p text:style-name="P5"><text:s/>1.4.3 Target Response Policies<text:tab/>13</text:p>
          <text:p text:style-name="P1"><text:s/>1.4.3.1 SetRefreshTokenInMap_AccessToken<text:tab/>13</text:p>
          <text:p text:style-name="P5"><text:s/>1.4.4 Client Response Policies<text:tab/>13</text:p>
          <text:p text:style-name="P1"><text:s/>1.4.4.1 CacheNoStoreHeader_AccessToken<text:tab/>13</text:p>
          <text:p text:style-name="P1"><text:s/>1.4.4.2 AccessTokenResponse_AccessToken<text:tab/>13</text:p>
          <text:p text:style-name="P5"><text:s/>1.4.5 Post Client Response Policies<text:tab/>14</text:p>
          <text:p text:style-name="P1"><text:s/>1.4.5.1 LoggingPolicy<text:tab/>14</text:p>
          <text:p text:style-name="P1"><text:s/>1.4.5.2 AllRequestsLogPolicy<text:tab/>14</text:p>
          <text:p text:style-name="P3"><text:s/>2 OauthClient<text:tab/>15</text:p>
          <text:p text:style-name="P4"><text:s/>2.1 AuthorizationRequest<text:tab/>15</text:p>
          <text:p text:style-name="P5"><text:s/>2.1.1 Client Request Policies<text:tab/>15</text:p>
          <text:p text:style-name="P1"><text:s/>2.1.1.1 ExtractAuthorizationRequestParameters<text:tab/>15</text:p>
          <text:p text:style-name="P1"><text:s/>2.1.1.2 ValidateClientId<text:tab/>15</text:p>
          <text:p text:style-name="P1"><text:s/>2.1.1.3 AddKeyForDevConnectPolicy<text:tab/>15</text:p>
          <text:p text:style-name="P1"><text:s/>2.1.1.4 ValidateScopeForAuthorizationPolicy<text:tab/>15</text:p>
          <text:p text:style-name="P1"><text:s/>2.1.1.5 ValidateRedirectURIPolicy<text:tab/>15</text:p>
          <text:p text:style-name="P1"><text:soft-page-break/><text:s/>2.1.1.6 ValidateProfilesForAuthrizationPolicy<text:tab/>15</text:p>
          <text:p text:style-name="P5"><text:s/>2.1.2 Target Request Policies<text:tab/>16</text:p>
          <text:p text:style-name="P5"><text:s/>2.1.3 Target Response Policies<text:tab/>16</text:p>
          <text:p text:style-name="P1"><text:s/>2.1.3.1 RemoveCacheEtagHeaderPolicy<text:tab/>16</text:p>
          <text:p text:style-name="P5"><text:s/>2.1.4 Client Response Policies<text:tab/>16</text:p>
          <text:p text:style-name="P1"><text:s/>2.1.4.1 GenerateRequestValidateTokenPolicy<text:tab/>16</text:p>
          <text:p text:style-name="P1"><text:s/>2.1.4.2 RedirectToErrorPage<text:tab/>16</text:p>
          <text:p text:style-name="P1"><text:s/>2.1.4.3 RedirectToLoginPage<text:tab/>16</text:p>
          <text:p text:style-name="P5"><text:s/>2.1.5 Post Client Response Policies<text:tab/>16</text:p>
          <text:p text:style-name="P1"><text:s/>2.1.5.1 LoggingPolicy<text:tab/>16</text:p>
          <text:p text:style-name="P1"><text:s/>2.1.5.2 AllRequestsLogPolicy<text:tab/>16</text:p>
        </text:index-body>
      </text:table-of-content>
      <text:list xml:id="list34656195" text:style-name="L1">
        <text:list-header>
          <text:h text:style-name="P2" text:outline-level="1"/>
        </text:list-header>
      </text:list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5679337" text:continue-numbering="true" text:style-name="L1">
        <text:list-header>
          <text:p text:style-name="P8"><text:bookmark text:name="__RefHeading__50_1609629863"/><text:soft-page-break/>Oauth20 Application:<text:bookmark-end text:name="__RefHeading__50_1609629863"/></text:p>
          <text:p text:style-name="P17">It is an application on Apigee gateway, to support oAuth 2.0 protection of endpoints. It contains two services, namely:</text:p>
          <text:p text:style-name="P17">AccessToken</text:p>
          <text:p text:style-name="P17">OAuth</text:p>
          <text:p text:style-name="P9"/>
          <text:p text:style-name="P9"/>
        </text:list-header>
      </text:list>
      <text:h text:style-name="Heading_20_1" text:outline-level="1">AccessToken</text:h>
      <text:list xml:id="list35692756" text:continue-numbering="true" text:style-name="L1">
        <text:list-header>
          <text:p text:style-name="P9">It is used to generate an access token. Currently supports generating tokens from authentication code, refresh token, SAML Assertion Token and Client Credentials.</text:p>
          <text:p text:style-name="P9"/>
          <text:p text:style-name="P11">Operations:</text:p>
          <text:h text:style-name="P9" text:outline-level="2">GenAccessToken_AuthCode</text:h>
          <text:h text:style-name="P9" text:outline-level="2">GenAccessToken_RefreshToken</text:h>
          <text:h text:style-name="P9" text:outline-level="2">GenAccessToken_SAMLToken</text:h>
          <text:h text:style-name="P9" text:outline-level="2">GenAccessToken_ClientCredentials </text:h>
        </text:list-header>
      </text:list>
      <text:h text:style-name="Heading_20_2" text:outline-level="2">GenAccessToken_AuthCode:</text:h>
      <text:list xml:id="list35675234" text:continue-numbering="true" text:style-name="L1">
        <text:list-item>
          <text:list>
            <text:list-header>
              <text:p text:style-name="P12">Exchange an authorization code for an access token.</text:p>
              <text:p text:style-name="P12"/>
              <text:p text:style-name="P11">Sample:</text:p>
              <text:p text:style-name="P13"><text:span text:style-name="T1">POST </text:span><text:a xlink:type="simple" xlink:href="http://50.18.22.174:1789/oauth2-13/token"><text:span text:style-name="T1">http://50.18.22.174:1789/oauth2-13/token</text:span></text:a></text:p>
              <text:p text:style-name="P14">Content-type: application/x-www-form-urlencoded</text:p>
              <text:p text:style-name="P14"/>
              <text:p text:style-name="P14">redirect_uri=http%3A%2F%2Fredbox.com&amp;</text:p>
              <text:p text:style-name="P14">client_id=93040871d531b12b5d892d19fec2e0fa&amp;</text:p>
              <text:p text:style-name="P14">grant_type=<text:span text:style-name="T2">authorization_code</text:span>&amp;</text:p>
              <text:p text:style-name="P14">client_secret=d1223dc2166547aa&amp;</text:p>
              <text:p text:style-name="P14">code=&lt;<text:span text:style-name="T2">previously generated auth code</text:span>&gt;</text:p>
            </text:list-header>
          </text:list>
          <text:p text:style-name="P13"/>
          <text:p text:style-name="P13"/>
        </text:list-item>
      </text:list>
      <text:h text:style-name="Heading_20_3" text:outline-level="3">Client Request Policies:</text:h>
      <text:h text:style-name="Heading_20_4" text:outline-level="4">ExtractAccessTokenParams:</text:h>
      <text:list xml:id="list3567999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ollects the values from the payload and sets them to the respective flow variables.</text:p>
                    </text:list-header>
                  </text:list>
                </text:list-item>
              </text:list>
            </text:list-item>
          </text:list>
        </text:list-item>
      </text:list>
      <text:h text:style-name="P6" text:outline-level="4">CheckInput_GenAccessToken_Authcode:</text:h>
      <text:list xml:id="list3566601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Checks if inputs sent are valid or not (Client secret, Redirect URI, code, Client ID, etc.)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ClientIdAndSecret_AccessToken:</text:h>
      <text:list xml:id="list356940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/consumer/clientapp/key/attributes?cachekey={clientID}&amp;key={clientID}) and collect the client key attributes. Also, validate whether the client secret passed in is valid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Profiles_AccessToken:</text:h>
      <text:list xml:id="list356744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hecks whether the passed is grant_type is supported by the current KMS profile. Also, <text:soft-page-break/>whether the token supports refresh_token type or not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Scopes_AccessToken:</text:h>
      <text:list xml:id="list3568505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Validates whether the passed is scopes, are valid as per the pre defined KMS scope/operation mapping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GetRedirectURI_AccessToken:</text:h>
      <text:list xml:id="list3567375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/consumer/clientapp/attributes?consumerid={ID}&amp;client_app_name={name}&amp;cachekey={ID}&amp;cachekey={name}&amp;output=brief) to collect the redirectURI parameter and set it in a flow variabl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RedirectURI_AccessToken:</text:h>
      <text:list xml:id="list3567358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Validate whether the passed in redirect URI, matches with the redirect URI configured on the KMS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CheckRefreshTokenNeeded_AccessToken:</text:h>
      <text:list xml:id="list3567684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Make a KMS call (/service_profile/attributes?service_profile_name={name}&amp;cachekey={name}) <text:s/>to check whether it is authorized and refresh token is required and the current count is greater than 0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AuthCodeAttributes_AccessToken:</text:h>
      <text:list xml:id="list3567871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Make a call to KMS (/oauth20/authorizationcode/attributes?code={code}) and prepare an authCode string ({customerNumber},{isAuthorized}, {refreshTokenRequired}, {refreshTokenCount}, {grantType} ). <text:s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Target Request Policies:</text:h>
      <text:h text:style-name="Heading_20_4" text:outline-level="4"><text:s/>AccessTokenRequestParams_AccessToken:</text:h>
      <text:list xml:id="list3569313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Adds the required query parameters on the target request URL. </text:p>
                      <text:p text:style-name="P12"><text:span text:style-name="T2">Ex: </text:span>/oauth20/accesstoken/generate?grant_type=authorization_code&amp;client_id={client_id}&amp;client_secret={client_secret}&amp;code={code}&amp;scope={scope}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Target Response Policies:</text:h>
      <text:h text:style-name="Heading_20_4" text:outline-level="4">SetRefreshTokenInMap_AccessToken:</text:h>
      <text:list xml:id="list3567041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Makes a call to KMS to add the newly generated refresh token into the token </text:p>
                      <text:p text:style-name="P12">map (/map/entry/add?key={refreshToken}&amp;value={stringGeneratedEarlier}&amp;map_name=REFRESHTOKEN)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RemoveCacheEtagHeader_AccessToken:</text:h>
      <text:list xml:id="list3568069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Remove Etag and Cache-Control headers from the response. This is required because the clients should not cache the response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CacheNoStoreHeader_AccessToken:</text:h>
      <text:list xml:id="list356977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>Set Cache-Control header to “no-store” explicitly. </text:p>
                          <text:list>
                            <text:list-header>
                              <text:p text:style-name="P11"/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pan text:style-name="T3">Client</text:span> Response Policies</text:h>
      <text:h text:style-name="Heading_20_4" text:outline-level="4">AccessTokenResponse_AccessToken</text:h>
      <text:list xml:id="list3566721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Collect the token values and prepare a JSON string with the sam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Post Client Response Policies</text:h>
      <text:h text:style-name="Heading_20_4" text:outline-level="4">LoggingPolicy</text:h>
      <text:list xml:id="list3567900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various parameters like method, client IP, timestamp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llRequestsLogPolicy</text:h>
      <text:list xml:id="list3569095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Parameters like fault code, fault value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 text:is-list-header="true"/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 text:is-list-header="true"/>
      <text:p text:style-name="Text_20_body"/>
      <text:p text:style-name="Text_20_body"/>
      <text:p text:style-name="Text_20_body"/>
      <text:h text:style-name="Heading_20_2" text:outline-level="2" text:is-list-header="true"/>
      <text:p text:style-name="Text_20_body"/>
      <text:p text:style-name="Text_20_body"/>
      <text:h text:style-name="Heading_20_2" text:outline-level="2" text:is-list-header="true"><text:soft-page-break/></text:h>
      <text:h text:style-name="Heading_20_2" text:outline-level="2">GenAccessToken_RefreshToken</text:h>
      <text:p text:style-name="Text_20_body">Generate an access token from an already existing refresh token. Here we pass a previously generated refresh token in the input and if it is found to be still valid, returns an access token.</text:p>
      <text:list xml:id="list35680022" text:continue-numbering="true" text:style-name="L1">
        <text:list-item>
          <text:list>
            <text:list-header>
              <text:p text:style-name="P11">Sample:</text:p>
              <text:p text:style-name="P13"><text:span text:style-name="T1">POST </text:span><text:a xlink:type="simple" xlink:href="http://50.18.22.174:1789/oauth2-13/token"><text:span text:style-name="T1">http://50.18.22.174:1789/oauth2-13/token</text:span></text:a></text:p>
              <text:p text:style-name="P14">Content-type: application/x-www-form-urlencoded</text:p>
              <text:p text:style-name="P14"/>
              <text:p text:style-name="P14">redirect_uri=&lt;configured Redirect URI&gt;&amp;</text:p>
              <text:p text:style-name="P14">client_id=&lt;Pre shared Client Key&gt;&amp;</text:p>
              <text:p text:style-name="P14">grant_type=<text:span text:style-name="T2">refresh_token</text:span>&amp;</text:p>
              <text:p text:style-name="P14">client_secret=&lt;Pre Shared Client Secret Key&gt;&amp;</text:p>
              <text:p text:style-name="P14">scope=&lt;space delimited scope&gt;</text:p>
              <text:p text:style-name="P14">refresh_token=&lt;<text:span text:style-name="T2">previously generated refresh token</text:span>&gt;</text:p>
              <text:p text:style-name="P14"/>
            </text:list-header>
          </text:list>
        </text:list-item>
      </text:list>
      <text:h text:style-name="Heading_20_3" text:outline-level="3" text:is-list-header="true"/>
      <text:h text:style-name="Heading_20_3" text:outline-level="3">Client Request Policies</text:h>
      <text:h text:style-name="Heading_20_4" text:outline-level="4">ExtractAccessTokenParams</text:h>
      <text:list xml:id="list3567828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ollects the values from the payload and sets them to the flow variables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CheckInput_GenAccessToken_RefreshToken</text:h>
      <text:list xml:id="list34641156" text:style-name="L2">
        <text:list-item>
          <text:list>
            <text:list-header>
              <text:p text:style-name="P21">Check for valid inputs like refreshToken, clientID, clientSecret </text:p>
            </text:list-header>
          </text:list>
        </text:list-item>
      </text:list>
      <text:h text:style-name="Heading_20_4" text:outline-level="4">ValidateClientIdAndSecret_AccessToken</text:h>
      <text:list xml:id="list35682910" text:continue-list="list35678287" text:style-name="L1">
        <text:list-item>
          <text:list>
            <text:list-item>
              <text:list>
                <text:list-item>
                  <text:list>
                    <text:list-header>
                      <text:p text:style-name="P9">Make a call to KMS (/consumer/clientapp/key/attributes?cachekey={clientID}&amp;key={clientID}) and collect the client key attributes. Also, validate the client secret passed in is valid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RefreshToken_AccessToken</text:h>
      <text:list xml:id="list34654651" text:style-name="L3">
        <text:list-item>
          <text:list>
            <text:list-item>
              <text:p text:style-name="P15">Make a call to KMS (<text:span text:style-name="T2">/map/entry/attributes</text:span><text:span text:style-name="T1">?map_name=</text:span><text:span text:style-name="T2">REFRESHTOKEN</text:span>&amp;key=<text:span text:style-name="T2">&lt;refreshToken&gt;</text:span>) and collect the refresh token string generated, while creating the refresh token from the map entry. </text:p>
            </text:list-item>
            <text:list-item>
              <text:p text:style-name="P15">From this collected string, extract values like <text:span text:style-name="T1">customer number, isAuthorized, refreshTokenRequired, refreshTokenCount, grantType, etc. </text:span></text:p>
            </text:list-item>
            <text:list-item>
              <text:p text:style-name="P15"><text:span text:style-name="T1">Make a call to </text:span><text:span text:style-name="T2">Redbox Authorize Refresh (AS4)</text:span><text:span text:style-name="T1"> endpoint (</text:span><text:span text:style-name="T2">/auth/v1/authorizeRefresh</text:span><text:span text:style-name="T1">?customer_number={</text:span><text:span text:style-name="T2">customer</text:span><text:span text:style-name="T1">}&amp;client_id={</text:span><text:span text:style-name="T2">client_id</text:span><text:span text:style-name="T1">}) to validate whether the refresh is authorized. </text:span></text:p>
            </text:list-item>
            <text:list-item>
              <text:p text:style-name="P15"><text:span text:style-name="T1">Collect the response indicating whether the refresh token is still valid and authorized by returning values like isRefreshAuthorized, isRefreshTokenRequired and the customerNumber.</text:span> </text:p>
            </text:list-item>
          </text:list>
        </text:list-item>
      </text:list>
      <text:h text:style-name="Heading_20_3" text:outline-level="3" text:is-list-header="true"><text:soft-page-break/></text:h>
      <text:h text:style-name="Heading_20_3" text:outline-level="3">Target Request Policies</text:h>
      <text:h text:style-name="Heading_20_4" text:outline-level="4">RefreshTokenRequestParams_AccessToken</text:h>
      <text:p text:style-name="Text_20_body">Add the query parameters like grant_type, client_id, client_secret, scope and refresh_token to the target request.</text:p>
      <text:p text:style-name="Text_20_body"><text:span text:style-name="T2">Ex: </text:span><text:span text:style-name="T1">/oauth20/accesstoken/generate?grant_type=refresh_token&amp;client_id={client_id}&amp;client_secret={cS}&amp;refresh_token={token}</text:span></text:p>
      <text:h text:style-name="Heading_20_3" text:outline-level="3">Target Response</text:h>
      <text:h text:style-name="Heading_20_4" text:outline-level="4">UpdateRefreshTokenInMap_AccessToken</text:h>
      <text:list xml:id="list34629871" text:style-name="L4">
        <text:list-item>
          <text:list>
            <text:list-item>
              <text:p text:style-name="P16">Decrement the refresh count by one, in a Jython script</text:p>
            </text:list-item>
            <text:list-item>
              <text:p text:style-name="P16">Update RefreshTokenMap with the new value</text:p>
              <text:p text:style-name="P16">Ex:/map/entry/update?map_name=REFRESHTOKEN&amp;key={token}&amp;value={update_value}</text:p>
            </text:list-item>
          </text:list>
        </text:list-item>
      </text:list>
      <text:h text:style-name="Heading_20_4" text:outline-level="4">RemoveCacheEtagHeader_AccessToken</text:h>
      <text:list xml:id="list35671935" text:continue-list="list35682910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Remove Etag and Cache-Control headers from the response. This is required because the clients should not cache the response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Client Response Policies</text:h>
      <text:h text:style-name="Heading_20_4" text:outline-level="4">AccessTokenResponse_AccessToken</text:h>
      <text:list xml:id="list3567639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Collect the token values and prepare a JSON string with the sam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/>
      <text:h text:style-name="Heading_20_3" text:outline-level="3">Post Client Response Policies</text:h>
      <text:h text:style-name="Heading_20_4" text:outline-level="4">LoggingPolicy</text:h>
      <text:list xml:id="list3569312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various parameters like method, client IP, timestamp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llRequestsLogPolicy</text:h>
      <text:list xml:id="list3566940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Parameters like fault code, fault value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 text:is-list-header="true"/>
      <text:h text:style-name="Heading_20_2" text:outline-level="2" text:is-list-header="true"/>
      <text:p text:style-name="Text_20_body"/>
      <text:p text:style-name="Text_20_body"/>
      <text:p text:style-name="Text_20_body"><text:soft-page-break/></text:p>
      <text:h text:style-name="Heading_20_2" text:outline-level="2">GenAccessToken_SAMLToken</text:h>
      <text:p text:style-name="Text_20_body">Generate an access token by exchanging it with a SAML token. Here the client passes a SAML token in the input and if it is found to be still valid, returns an access token.</text:p>
      <text:list xml:id="list35687604" text:continue-numbering="true" text:style-name="L1">
        <text:list-item>
          <text:list>
            <text:list-header>
              <text:p text:style-name="P11">Sample:</text:p>
              <text:p text:style-name="P13"><text:span text:style-name="T1">POST </text:span><text:a xlink:type="simple" xlink:href="http://50.18.22.174:1789/oauth2-13/token"><text:span text:style-name="T1">http://50.18.22.174:1789/oauth2-13/token</text:span></text:a></text:p>
              <text:p text:style-name="P14">Content-type: application/x-www-form-urlencoded</text:p>
              <text:p text:style-name="P14">redirect_uri=&lt;configured Redirect URI&gt;&amp;</text:p>
              <text:p text:style-name="P14">client_id=&lt;Pre shared Client Key&gt;&amp;</text:p>
              <text:p text:style-name="P14">grant_type=<text:span text:style-name="T2">urn:ietf:params:oauth:grant-type:saml2-bearer</text:span>&amp;</text:p>
              <text:p text:style-name="P14">client_secret=&lt;Pre Shared Client Secret Key&gt;&amp;</text:p>
              <text:p text:style-name="P14">scope=&lt;space delimited scope&gt;&amp;</text:p>
              <text:p text:style-name="P14">assertion=&lt;<text:span text:style-name="T2">Base 64 encoded SAML token</text:span>&gt;</text:p>
            </text:list-header>
          </text:list>
        </text:list-item>
      </text:list>
      <text:p text:style-name="Text_20_body"/>
      <text:h text:style-name="Heading_20_3" text:outline-level="3">Client Request Policies</text:h>
      <text:h text:style-name="Heading_20_4" text:outline-level="4">ExtractAccessTokenParams</text:h>
      <text:list xml:id="list3569608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ollects the values from the payload and sets them to the flow variables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CheckInput_GenAccessToken_SAMLTokenPolicy</text:h>
      <text:list xml:id="list3568695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heck if any of the input values like clientID, client Secret and assertion are empty or not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ClientIdAndSecret_AccessToken</text:h>
      <text:list xml:id="list3568776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<text:span text:style-name="T2">/consumer/clientapp/key/attributes</text:span>?cachekey={<text:span text:style-name="T2">clientID</text:span>}&amp;key={<text:span text:style-name="T2">clientID</text:span>}) and collect the key attributes. Also, validate the client secret passed is is valid according to the response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GetRedirectURI_AccessToken</text:h>
      <text:list xml:id="list3568172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/consumer/clientapp/attributes?consumerid={ID}&amp;client_app_name={name}&amp;cachekey={ID}&amp;cachekey={name}&amp;output=brief) to collect the redirectURI parameter and set it in a flow variabl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RedirectURI_AccessToken</text:h>
      <text:list xml:id="list3568216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Validate whether the passed in redirect URI, matches with the redirect URI of KMS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Profiles_AccessToken</text:h>
      <text:list xml:id="list3567192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hecks whether the passed is grant_type is supported by the current KMS profile. Also, whether the token supports refresh_token type or not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Scopes_AccessToken</text:h>
      <text:list xml:id="list3566951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Validates whether the passed is scopes are valid as per the pre defined KMS configuration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ValidateSAMLTokenPolicy</text:h>
      <text:list xml:id="list34648896" text:style-name="L5">
        <text:list-item>
          <text:list>
            <text:list-item>
              <text:p text:style-name="P22">Make a call to the <text:span text:style-name="T2">Redbox Authorization service</text:span> (AS3) endpoint (/Auth/v1/authorizeSAML) with a POST request. Pass the URL encoded string of the format <text:span text:style-name="T2">client_id={client_id}&amp;assertion={assertion}&amp;scope={scope} </text:span><text:span text:style-name="T1">in the payload.</text:span></text:p>
            </text:list-item>
            <text:list-item>
              <text:p text:style-name="P20">The SAML token gets validated on the Redbox end and it returns whether the token is authorized, if authorized, then by whom, refresh token if any and the customer number</text:p>
            </text:list-item>
            <text:list-item>
              <text:p text:style-name="P20">Extract the values from the response and validate accordingly </text:p>
            </text:list-item>
          </text:list>
        </text:list-item>
      </text:list>
      <text:h text:style-name="Heading_20_4" text:outline-level="4">CheckRefreshTokenNeeded_AccessToken</text:h>
      <text:list xml:id="list35677152" text:continue-list="list35669515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Make a KMS call (/service_profile/attributes?service_profile_name={name}&amp;cachekey={name}) <text:s/>to check whether it is authorized and refresh token is required and the current count is greater than 0.</text:p>
                    </text:list-header>
                  </text:list>
                </text:list-item>
              </text:list>
            </text:list-item>
          </text:list>
        </text:list-item>
      </text:list>
      <text:h text:style-name="P7" text:outline-level="4"><text:span text:style-name="T3">OA4SetUserAttributes</text:span>_AccessToken</text:h>
      <text:list xml:id="list3567139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Prepare a auth code string of the format customer number, is authorized, refresh token required, refresh token count, <text:span text:style-name="T1">grant</text:span> type and store this in a flow variabl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/>
      <text:h text:style-name="Heading_20_3" text:outline-level="3">Target Request Policies</text:h>
      <text:h text:style-name="Heading_20_4" text:outline-level="4">AccessTokenRequestParams_AccessToken_Password</text:h>
      <text:list xml:id="list3569682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Add the required query parameters like grant_type, client_id, client_secret, userid and scope required by the target.</text:p>
                      <text:p text:style-name="P18"><text:span text:style-name="T2">Ex: </text:span><text:span text:style-name="T1">/oauth20/accesstoken/generate?grant_type=</text:span><text:span text:style-name="T2">password</text:span><text:span text:style-name="T1">&amp;client_id={</text:span><text:span text:style-name="T2">client_id</text:span><text:span text:style-name="T1">}&amp;client_secret={</text:span><text:span text:style-name="T2">cS</text:span><text:span text:style-name="T1">}&amp;userid={</text:span><text:span text:style-name="T2">customerNumber</text:span><text:span text:style-name="T1">}</text:span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/>
      <text:h text:style-name="Heading_20_3" text:outline-level="3">Target Response Policies</text:h>
      <text:h text:style-name="Heading_20_4" text:outline-level="4">SetRefreshTokenInMap_AccessToken</text:h>
      <text:list xml:id="list3569569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Makes a call to KMS, to add the newly generated refresh token, into the map </text:p>
                      <text:p text:style-name="P9"><text:span text:style-name="T1">(/map/entry/add?key={</text:span><text:span text:style-name="T2">refreshToken</text:span><text:span text:style-name="T1">}&amp;value={</text:span><text:span text:style-name="T2">authCodeString</text:span><text:span text:style-name="T1">}&amp;map_name=</text:span><text:span text:style-name="T2">REFRESHTOKEN)</text:span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RemoveCacheEtagHeader_AccessToken</text:h>
      <text:list xml:id="list3568262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Remove Etag and Cache-Control headers from the response. This is required because the clients should not cache the response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Client Response Policies</text:h>
      <text:h text:style-name="Heading_20_4" text:outline-level="4">CacheNoStoreHeader_AccessToken</text:h>
      <text:list xml:id="list3568485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Set Cache-Control header to “no-store” explicitly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ccessTokenResponse_AccessToken</text:h>
      <text:list xml:id="list3567136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Collect the token values and prepare a JSON string with the sam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/>
      <text:h text:style-name="Heading_20_3" text:outline-level="3">Post Client Response</text:h>
      <text:h text:style-name="Heading_20_4" text:outline-level="4">LoggingPolicy</text:h>
      <text:list xml:id="list3567594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various parameters like method, client IP, timestamp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llRequestsLogPolicy</text:h>
      <text:list xml:id="list3569297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Parameters like fault code, fault value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 text:is-list-header="true"/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GenAccessToken_ClientCredentials</text:h>
      <text:p text:style-name="Text_20_body">Generate an access token by exchanging it with a client key credentials. Here the client passes a pre shared secret key in the input and if it is found to be valid, returns an access token.</text:p>
      <text:list xml:id="list35665707" text:continue-numbering="true" text:style-name="L1">
        <text:list-item>
          <text:list>
            <text:list-header>
              <text:p text:style-name="P11">Sample:</text:p>
              <text:p text:style-name="P13"><text:span text:style-name="T1">POST </text:span><text:a xlink:type="simple" xlink:href="http://50.18.22.174:1789/oauth2-13/token"><text:span text:style-name="T1">http://50.18.22.174:1789/oauth2-13/token</text:span></text:a></text:p>
              <text:p text:style-name="P14">Content-type: application/x-www-form-urlencoded</text:p>
              <text:p text:style-name="P14"/>
              <text:p text:style-name="P14">redirect_uri=&lt;configured Redirect URI&gt;&amp;</text:p>
              <text:p text:style-name="P14">client_id=&lt;Pre shared Client Key&gt;&amp;</text:p>
              <text:p text:style-name="P14">grant_type=<text:span text:style-name="T2">client_credentials</text:span>&amp;</text:p>
              <text:p text:style-name="P14">client_secret=&lt;Pre Shared Client Secret Key&gt;&amp;</text:p>
              <text:p text:style-name="P14">scope=&lt;space delimited scope&gt;</text:p>
            </text:list-header>
          </text:list>
        </text:list-item>
      </text:list>
      <text:h text:style-name="Heading_20_3" text:outline-level="3" text:is-list-header="true"/>
      <text:h text:style-name="Heading_20_3" text:outline-level="3">Client Request Policies</text:h>
      <text:h text:style-name="Heading_20_4" text:outline-level="4">ExtractAccessTokenParams</text:h>
      <text:list xml:id="list3567166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ollects the values from the payload and sets them to the flow variables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ClientIdAndSecret_AccessToken</text:h>
      <text:list xml:id="list3568140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<text:span text:style-name="T2">/consumer/clientapp/key/attributes</text:span>?cachekey={<text:span text:style-name="T2">clientID</text:span>}&amp;key={<text:span text:style-name="T2">clientID</text:span>}) and collect the key attributes. Also, validate the client secret passed is is valid according to the response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Profiles_AccessToken</text:h>
      <text:list xml:id="list3569384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hecks whether the passed is grant_type is supported by the current KMS profile. Also, whether the token supports refresh_token type or not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Scopes_AccessToken</text:h>
      <text:list xml:id="list3566587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Validates whether the passed is scopes are valid as per the pre defined KMS configuration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GetRedirectURI_AccessToken</text:h>
      <text:list xml:id="list3569563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/consumer/clientapp/attributes?consumerid={ID}&amp;client_app_name={name}&amp;cachekey={ID}&amp;cachekey={name}&amp;output=brief) to collect the redirectURI parameter and set it in a flow variabl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RedirectURI_AccessToken</text:h>
      <text:list xml:id="list3566698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Validate whether the passed in redirect URI, matches with the redirect URI of KMS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CheckRefreshTokenNeeded_AccessToken</text:h>
      <text:list xml:id="list3569636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Make a KMS call (/service_profile/attributes?service_profile_name={name}&amp;cachekey={name}) <text:s/>to check whether it is authorized and refresh token is required and the current count is greater than 0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OA5SetUserAttributes_AccessToken</text:h>
      <text:list xml:id="list3568054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Prepare a string of the format OA5, isAuthorized, isRefreshTokenRequired, refreshTokenCount, client_credentials and store it in a flow variabl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CheckInput_GenAccessToken_ClientCredentials</text:h>
      <text:list xml:id="list3568841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heck if the inputs like clientID and clientSecret are not null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/>
      <text:h text:style-name="Heading_20_3" text:outline-level="3">Target Request Policies</text:h>
      <text:h text:style-name="Heading_20_4" text:outline-level="4">AccessTokenRequestParams_AccessToken_Password</text:h>
      <text:list xml:id="list3569376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Add the required query parameters like grant_type, client_id, client_secret, userid and scope required by the target.</text:p>
                      <text:p text:style-name="P18"><text:span text:style-name="T2">Ex: </text:span><text:span text:style-name="T1">/oauth20/accesstoken/generate?grant_type=</text:span><text:span text:style-name="T2">password</text:span><text:span text:style-name="T1">&amp;client_id={</text:span><text:span text:style-name="T2">client_id</text:span><text:span text:style-name="T1">}&amp;client_secret={</text:span><text:span text:style-name="T2">cS</text:span><text:span text:style-name="T1">}&amp;userid={</text:span><text:span text:style-name="T2">customerNumber</text:span><text:span text:style-name="T1">}</text:span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/>
      <text:h text:style-name="Heading_20_3" text:outline-level="3">Target Response Policies</text:h>
      <text:h text:style-name="Heading_20_4" text:outline-level="4">SetRefreshTokenInMap_AccessToken</text:h>
      <text:list xml:id="list3568000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Makes a call to KMS, to add the newly generated refresh token, into the map </text:p>
                      <text:p text:style-name="P9"><text:span text:style-name="T1">(/map/entry/add?key={</text:span><text:span text:style-name="T2">refreshToken</text:span><text:span text:style-name="T1">}&amp;value={</text:span><text:span text:style-name="T2">authCodeString</text:span><text:span text:style-name="T1">}&amp;map_name=</text:span><text:span text:style-name="T2">REFRESHTOKEN)</text:span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/>
      <text:h text:style-name="Heading_20_3" text:outline-level="3">Client Response Policies</text:h>
      <text:h text:style-name="Heading_20_4" text:outline-level="4">CacheNoStoreHeader_AccessToken</text:h>
      <text:list xml:id="list3569261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Set Cache-Control header to “no-store” explicitly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ccessTokenResponse_AccessToken</text:h>
      <text:list xml:id="list3569168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Collect the token values and prepare a JSON string with the sam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 text:is-list-header="true"><text:soft-page-break/></text:h>
      <text:h text:style-name="Heading_20_3" text:outline-level="3">Post Client Response Policies</text:h>
      <text:h text:style-name="Heading_20_4" text:outline-level="4">LoggingPolicy</text:h>
      <text:list xml:id="list3568212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various parameters like method, client IP, timestamp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llRequestsLogPolicy</text:h>
      <text:list xml:id="list3566577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Parameters like fault code, fault value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p text:style-name="Text_20_body"/>
      <text:h text:style-name="Heading_20_1" text:outline-level="1"><text:soft-page-break/>OauthClient</text:h>
      <text:p text:style-name="Text_20_body">This service is responsible for authorizing, an unauthenticated client and initiating the oAuth flow.</text:p>
      <text:p text:style-name="Text_20_body"/>
      <text:h text:style-name="Heading_20_2" text:outline-level="2">AuthorizationRequest</text:h>
      <text:h text:style-name="Heading_20_3" text:outline-level="3">Client Request Policies</text:h>
      <text:h text:style-name="Heading_20_4" text:outline-level="4">ExtractAuthorizationRequestParameters</text:h>
      <text:p text:style-name="Text_20_body">Collect client ID, grant type, redirect URI, scope, assertion, response type parameters from either the query string or the payload body ans store them in flow variables.</text:p>
      <text:p text:style-name="Text_20_body"/>
      <text:h text:style-name="Heading_20_4" text:outline-level="4">ValidateClientId</text:h>
      <text:list xml:id="list3568650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<text:span text:style-name="T2">/consumer/clientapp/key/attributes</text:span>?cachekey={<text:span text:style-name="T2">clientID</text:span>}&amp;key={<text:span text:style-name="T2">clientID</text:span>}) to validate the client key and collect the key attributes. Also, validate the client secret passed in, is valid according to the response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ddKeyForDevConnectPolicy</text:h>
      <text:list xml:id="list3569155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Add key and cachekey query parameters to the request going towards the target since it is required by the Dev connect portal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ScopeForAuthorizationPolicy</text:h>
      <text:list xml:id="list3567522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Validate whether the passed in scopes are supported by the client key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RedirectURIPolicy</text:h>
      <text:list xml:id="list3566693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Make a call to KMS (/consumer/clientapp/attributes?consumerid={ID}&amp;client_app_name={name}&amp;cachekey={ID}&amp;cachekey={name}&amp;output=brief) to collect the redirectURI parameter and validate whether it matches the passed in value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ValidateProfilesForAuthrizationPolicy</text:h>
      <text:list xml:id="list3566922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Checks whether the passed is grant_type is supported by the current KMS profile. Also, whether the token supports refresh_token type or not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Target Request Policies</text:h>
      <text:h text:style-name="Heading_20_3" text:outline-level="3">Target Response Policies</text:h>
      <text:h text:style-name="Heading_20_4" text:outline-level="4">RemoveCacheEtagHeaderPolicy</text:h>
      <text:list xml:id="list3567426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Remove Etag and Cache-Control headers from the response. This is required because the clients should not cache the response.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/>
      <text:h text:style-name="Heading_20_3" text:outline-level="3">Client Response Policies</text:h>
      <text:h text:style-name="Heading_20_4" text:outline-level="4">GenerateRequestValidateTokenPolicy</text:h>
      <text:list xml:id="list3567623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Generate a one time request validate token by making a call to the KMS (/requesttoken/generate?key={clientId}). Store this token in a flow variable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RedirectToErrorPage</text:h>
      <text:list xml:id="list3567371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If profile or scopes passed in are invalid then redirect to the Redirect URI with the appropriate response as per the Oauth protocol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RedirectToLoginPage</text:h>
      <text:list xml:id="list3568736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If no errors are found then redirect to the Redbox login page. 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Post Client Response Policies</text:h>
      <text:h text:style-name="Heading_20_4" text:outline-level="4">LoggingPolicy</text:h>
      <text:list xml:id="list3569391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various parameters like method, client IP, timestamps etc.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AllRequestsLogPolicy</text:h>
      <text:list xml:id="list3567850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">Logging Parameters like fault code, fault values etc.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/>
      <text:h text:style-name="Heading_20_4" text:outline-level="4" text:is-list-header="true"/>
      <text:list xml:id="list35681443" text:continue-numbering="true" text:style-name="L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rish Gajria</meta:initial-creator>
    <meta:creation-date>2012-03-14T11:57:39.40</meta:creation-date>
    <dc:date>2012-03-20T15:54:47.50</dc:date>
    <dc:creator>Girish Gajria</dc:creator>
    <meta:editing-duration>P5DT8H11M48S</meta:editing-duration>
    <meta:editing-cycles>131</meta:editing-cycles>
    <meta:generator>OpenOffice.org/3.3$Win32 OpenOffice.org_project/330m20$Build-9567</meta:generator>
    <meta:document-statistic meta:table-count="0" meta:image-count="0" meta:object-count="0" meta:page-count="16" meta:paragraph-count="342" meta:word-count="2128" meta:character-count="19588"/>
  </office:meta>
</office:document-meta>
</file>